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P18" style:family="paragraph" style:parent-style-name="Standard">
      <style:text-properties officeooo:rsid="001f870c" officeooo:paragraph-rsid="001f870c"/>
    </style:style>
    <style:style style:name="P19" style:family="paragraph" style:parent-style-name="Standard">
      <style:text-properties officeooo:rsid="0021fb1d" officeooo:paragraph-rsid="0021fb1d"/>
    </style:style>
    <style:style style:name="P20" style:family="paragraph" style:parent-style-name="Standard">
      <style:text-properties officeooo:rsid="00240626" officeooo:paragraph-rsid="00240626"/>
    </style:style>
    <style:style style:name="P21" style:family="paragraph" style:parent-style-name="Standard">
      <style:text-properties officeooo:rsid="0025a864" officeooo:paragraph-rsid="0025a864"/>
    </style:style>
    <style:style style:name="P22" style:family="paragraph" style:parent-style-name="Standard">
      <style:text-properties officeooo:rsid="0026c0ed" officeooo:paragraph-rsid="0026c0ed"/>
    </style:style>
    <style:style style:name="P23" style:family="paragraph" style:parent-style-name="Standard">
      <style:text-properties fo:font-variant="normal" fo:text-transform="none" fo:color="#4d4d4d" style:font-name="Microsoft YaHei" fo:font-size="12pt" fo:letter-spacing="normal" fo:font-style="normal" fo:font-weight="normal" officeooo:rsid="00096f05" officeooo:paragraph-rsid="00096f05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  <style:style style:name="T9" style:family="text">
      <style:text-properties officeooo:rsid="001fbe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23">gcc -o test test.c</text:p>
      <text:p text:style-name="P22">chmod 777</text:p>
      <text:p text:style-name="P20">vendor 制造商</text:p>
      <text:p text:style-name="P1"><text:span text:style-name="Source_20_Text">git pull</text:span>命令用于从另一个存储库或本地分支获取并集成(整合)。<text:span text:style-name="Source_20_Text">git pull</text:span>命令的作用是：取回远程主机某个分支的更新，再与本地的指定分支合并.</text:p>
      <text:p text:style-name="P1"/>
      <text:p text:style-name="P19">alt+12345 切换当前窗口的不同界面</text:p>
      <text:p text:style-name="P18">ifconfig 查看ip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21">lsusb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><text:soft-page-break/></text:p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<text:soft-page-break/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9"/>
      <text:p text:style-name="P9"/>
      <text:p text:style-name="P9"/>
      <text:p text:style-name="P9"/>
      <text:p text:style-name="P9">. 代表当前目录</text:p>
      <text:p text:style-name="P9">（<text:span text:style-name="T9">1）文件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15T16:51:07.258814695</dc:date>
    <meta:editing-duration>PT13H35M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950" meta:character-count="2240" meta:non-whitespace-character-count="2058"/>
  </office:meta>
</office:document-meta>
</file>